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7bd5" officeooo:paragraph-rsid="001d7bd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officeooo:paragraph-rsid="001e1c83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cab44" officeooo:paragraph-rsid="001cab44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d7bd5" officeooo:paragraph-rsid="001d7bd5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0b018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d550" officeooo:paragraph-rsid="0005d45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5de46" officeooo:paragraph-rsid="0007576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4pt" officeooo:paragraph-rsid="001cab44" style:font-size-asian="14pt" style:language-asian="ru" style:country-asian="RU" style:font-size-complex="14pt"/>
    </style:style>
    <style:style style:name="P24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25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26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9" style:family="paragraph" style:parent-style-name="Table_20_Contents">
      <style:paragraph-properties fo:text-align="start" style:justify-single-word="false"/>
      <style:text-properties fo:font-size="18pt" officeooo:rsid="0022384e" officeooo:paragraph-rsid="0022384e" style:font-size-asian="18pt" style:font-size-complex="18pt"/>
    </style:style>
    <style:style style:name="P30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31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color="#000000"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3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cab44"/>
    </style:style>
    <style:style style:name="P33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cab44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Calibri" fo:font-size="12pt" fo:font-weight="normal" officeooo:rsid="001079e4" officeooo:paragraph-rsid="001079e4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cab4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List_20_Paragraph" style:list-style-name="WWNum37">
      <style:text-properties style:font-name="Liberation Serif" fo:font-size="14pt" officeooo:paragraph-rsid="001cab44" style:font-size-asian="14pt" style:font-size-complex="14pt"/>
    </style:style>
    <style:style style:name="P37" style:family="paragraph" style:parent-style-name="List_20_Paragraph" style:list-style-name="WWNum37">
      <style:text-properties style:font-name="Liberation Serif" fo:font-size="14pt" officeooo:paragraph-rsid="001cab44" style:font-size-asian="14pt" style:language-asian="ru" style:country-asian="RU" style:font-size-complex="14pt"/>
    </style:style>
    <style:style style:name="P38" style:family="paragraph" style:parent-style-name="List_20_Paragraph" style:list-style-name="WWNum38">
      <style:text-properties style:font-name="Liberation Serif" fo:font-size="14pt" officeooo:paragraph-rsid="001cab44" style:font-size-asian="14pt" style:language-asian="ru" style:country-asian="RU" style:font-size-complex="14pt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officeooo:rsid="001079e4"/>
    </style:style>
    <style:style style:name="T6" style:family="text">
      <style:text-properties fo:color="#000000" style:font-name="Liberation Serif" fo:font-size="14pt" style:font-size-asian="14pt" style:language-asian="ru" style:country-asian="RU" style:font-size-complex="14pt"/>
    </style:style>
    <style:style style:name="T7" style:family="text">
      <style:text-properties fo:color="#000000" style:font-name="Liberation Serif" style:font-size-asian="14pt" style:font-size-complex="14pt"/>
    </style:style>
    <style:style style:name="T8" style:family="text">
      <style:text-properties fo:color="#000000" officeooo:rsid="001cab44"/>
    </style:style>
    <style:style style:name="T9" style:family="text">
      <style:text-properties officeooo:rsid="001351d8"/>
    </style:style>
    <style:style style:name="T10" style:family="text">
      <style:text-properties officeooo:rsid="001a9ce6"/>
    </style:style>
    <style:style style:name="T11" style:family="text">
      <style:text-properties style:language-asian="ru" style:country-asian="RU"/>
    </style:style>
    <style:style style:name="T12" style:family="text">
      <style:text-properties fo:language="en" fo:country="US" style:language-asian="ru" style:country-asian="RU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cab44"/>
    </style:style>
    <style:style style:name="T15" style:family="text">
      <style:text-properties style:font-name="Liberation Serif" fo:language="en" fo:country="US" officeooo:rsid="001cab44"/>
    </style:style>
    <style:style style:name="T16" style:family="text">
      <style:text-properties officeooo:rsid="001d7bd5"/>
    </style:style>
    <style:style style:name="T17" style:family="text">
      <style:text-properties fo:font-weight="normal" officeooo:rsid="00075764" style:font-size-asian="12.25pt" style:font-weight-asian="normal" style:font-size-complex="14pt" style:font-weight-complex="normal"/>
    </style:style>
    <style:style style:name="T18" style:family="text">
      <style:text-properties fo:font-weight="normal" officeooo:rsid="001e1c83" style:font-size-asian="12.25pt" style:font-weight-asian="normal" style:font-size-complex="14pt" style:font-weight-complex="normal"/>
    </style:style>
    <style:style style:name="T19" style:family="text">
      <style:text-properties fo:font-weight="normal" officeooo:rsid="0023287e" style:font-size-asian="12.25pt" style:font-weight-asian="normal" style:font-size-complex="14pt" style:font-weight-complex="normal"/>
    </style:style>
    <style:style style:name="T20" style:family="text">
      <style:text-properties officeooo:rsid="00228369"/>
    </style:style>
    <style:style style:name="T21" style:family="text">
      <style:text-properties officeooo:rsid="0023287e"/>
    </style:style>
    <style:style style:name="T22" style:family="text">
      <style:text-properties officeooo:rsid="002612a4"/>
    </style:style>
    <style:style style:name="T23" style:family="text">
      <style:text-properties officeooo:rsid="00272d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9">Лабораторная работа</text:p>
      <text:p text:style-name="P9">по курсу «<text:span text:style-name="T1">Операционные системы</text:span>»</text:p>
      <text:p text:style-name="P9">III Семестр</text:p>
      <text:p text:style-name="P9"/>
      <text:p text:style-name="P10">Задание <text:span text:style-name="T10">5</text:span></text:p>
      <text:p text:style-name="P10">Вариант <text:span text:style-name="T10">1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Студент:</text:p>
          </table:table-cell>
          <table:table-cell table:style-name="Table1.B1" office:value-type="string">
            <text:p text:style-name="P29">Алексеева М.А</text:p>
          </table:table-cell>
        </table:table-row>
        <table:table-row>
          <table:table-cell table:style-name="Table1.A5" office:value-type="string">
            <text:p text:style-name="P24">Группа:</text:p>
          </table:table-cell>
          <table:table-cell table:style-name="Table1.B5" office:value-type="string">
            <text:p text:style-name="P25">М80-<text:span text:style-name="T22">3</text:span>08Б-18</text:p>
          </table:table-cell>
        </table:table-row>
        <table:table-row>
          <table:table-cell table:style-name="Table1.A5" office:value-type="string">
            <text:p text:style-name="P24">Преподаватель:</text:p>
          </table:table-cell>
          <table:table-cell table:style-name="Table1.B5" office:value-type="string">
            <text:p text:style-name="P28">Миронов Е.С</text:p>
          </table:table-cell>
        </table:table-row>
        <table:table-row>
          <table:table-cell table:style-name="Table1.A5" office:value-type="string">
            <text:p text:style-name="P26"/>
          </table:table-cell>
          <table:table-cell table:style-name="Table1.B5" office:value-type="string">
            <text:p text:style-name="P27"/>
          </table:table-cell>
        </table:table-row>
        <table:table-row>
          <table:table-cell table:style-name="Table1.A5" office:value-type="string">
            <text:p text:style-name="P24">Оценка:</text:p>
          </table:table-cell>
          <table:table-cell table:style-name="Table1.B5" office:value-type="string">
            <text:p text:style-name="P27"/>
          </table:table-cell>
        </table:table-row>
        <table:table-row>
          <table:table-cell table:style-name="Table1.A6" office:value-type="string">
            <text:p text:style-name="P24">Дата:</text:p>
          </table:table-cell>
          <table:table-cell table:style-name="Table1.B6" office:value-type="string">
            <text:p text:style-name="P27"/>
          </table:table-cell>
        </table:table-row>
      </table:table>
      <text:p text:style-name="P10"/>
      <text:p text:style-name="P10"/>
      <text:p text:style-name="P10"/>
      <text:p text:style-name="P2">Москва 20<text:span text:style-name="T22">20</text:span></text:p>
      <text:p text:style-name="P2"/>
      <text:p text:style-name="P12"><text:soft-page-break/>1. <text:span text:style-name="T2">Описание задания</text:span></text:p>
      <text:p text:style-name="P32"><text:span text:style-name="T4"><text:tab/></text:span><text:span text:style-name="T6">Требуется создать динамическую библиотеку, которая реализует определенный функционал. Далее использовать данную библиотеку 2-мя способами:</text:span></text:p>
      <text:list xml:id="list2583278142" text:style-name="WWNum37">
        <text:list-item>
          <text:p text:style-name="P36"><text:span text:style-name="T11">Во время компиляции (на этапе «линковки»/</text:span><text:span text:style-name="T12">linking</text:span><text:span text:style-name="T11">)</text:span></text:p>
        </text:list-item>
        <text:list-item>
          <text:p text:style-name="P37">Во время исполнения программы, подгрузив библиотеку в память с помощью системных вызовов</text:p>
        </text:list-item>
      </text:list>
      <text:p text:style-name="P23">В конечном итоге, программа должна состоять из следующих частей:</text:p>
      <text:list xml:id="list2809469419" text:style-name="WWNum38">
        <text:list-item>
          <text:p text:style-name="P38">Динамическая библиотека, реализующая заданных вариантом интерфейс;</text:p>
        </text:list-item>
        <text:list-item>
          <text:p text:style-name="P38">Тестовая программа, которая используют библиотеку, используя знания полученные на этапе компиляции;</text:p>
        </text:list-item>
        <text:list-item>
          <text:p text:style-name="P38">Тестовая программа, которая использует библиотеку, используя только местоположение динамической библиотеки и ее интерфейс.</text:p>
        </text:list-item>
      </text:list>
      <text:p text:style-name="P33">Провести анализ между обоими типами использования библиотеки.</text:p>
      <text:p text:style-name="P31"/>
      <text:p text:style-name="P30"><text:span text:style-name="T3"><text:tab/><text:tab/></text:span><text:span text:style-name="T5">Вариант </text:span><text:span text:style-name="T8">10</text:span><text:span text:style-name="T5">:</text:span></text:p>
      <text:p text:style-name="P35"><text:tab/><text:span text:style-name="T13">Работа с деком, </text:span><text:span text:style-name="T14">тип данных в</text:span><text:span text:style-name="T15">ещественный </text:span><text:span text:style-name="T14">64-битный</text:span></text:p>
      <text:p text:style-name="P34"/>
      <text:p text:style-name="P11"/>
      <text:p text:style-name="P17"/>
      <text:p text:style-name="P17"/>
      <text:p text:style-name="P17"/>
      <text:p text:style-name="P17"/>
      <text:p text:style-name="P13">2. <text:span text:style-name="T2">Код программы</text:span></text:p>
      <text:p text:style-name="P19"/>
      <text:p text:style-name="P19"/>
      <text:p text:style-name="P15">2.1 f_deque.h / f_deque.c</text:p>
      <text:p text:style-name="P15"/>
      <text:p text:style-name="P6">#ifndef OS_LAB5_F_DEQUE_H</text:p>
      <text:p text:style-name="P6">#define OS_LAB5_F_DEQUE_H</text:p>
      <text:p text:style-name="P6"/>
      <text:p text:style-name="P6">#include &lt;stdlib.h&gt;</text:p>
      <text:p text:style-name="P6">#include &lt;string.h&gt;</text:p>
      <text:p text:style-name="P6">#include &lt;stdio.h&gt;</text:p>
      <text:p text:style-name="P6"/>
      <text:p text:style-name="P6">typedef struct node{</text:p>
      <text:p text:style-name="P6"><text:s text:c="4"/>struct node* next;</text:p>
      <text:p text:style-name="P6"><text:s text:c="4"/>struct node* prev;</text:p>
      <text:p text:style-name="P6"><text:s text:c="4"/>double data;</text:p>
      <text:p text:style-name="P6">} node;</text:p>
      <text:p text:style-name="P6"/>
      <text:p text:style-name="P6">typedef struct f_deque {</text:p>
      <text:p text:style-name="P6"><text:soft-page-break/><text:s text:c="4"/>node* head_left;</text:p>
      <text:p text:style-name="P6"><text:s text:c="4"/>node* head_right;</text:p>
      <text:p text:style-name="P6"><text:s text:c="4"/>size_t size;</text:p>
      <text:p text:style-name="P6">} f_deque;</text:p>
      <text:p text:style-name="P6"/>
      <text:p text:style-name="P6">#endif //OS_LAB5_F_DEQUE_H</text:p>
      <text:p text:style-name="P6"/>
      <text:p text:style-name="P6"/>
      <text:p text:style-name="P5">f_deque.c</text:p>
      <text:p text:style-name="P5"/>
      <text:p text:style-name="P6">#include "f_deque.h"</text:p>
      <text:p text:style-name="P6"/>
      <text:p text:style-name="P6">f_deque* create(){</text:p>
      <text:p text:style-name="P6"><text:s text:c="4"/>f_deque* deque = (f_deque*)malloc(sizeof(f_deque));</text:p>
      <text:p text:style-name="P6"><text:s text:c="4"/>deque-&gt;head_left = NULL;</text:p>
      <text:p text:style-name="P6"><text:s text:c="4"/>deque-&gt;head_right = NULL;</text:p>
      <text:p text:style-name="P6"><text:s text:c="4"/>deque-&gt;size = 0;</text:p>
      <text:p text:style-name="P6"><text:s text:c="4"/>return deque;</text:p>
      <text:p text:style-name="P6">}</text:p>
      <text:p text:style-name="P6"/>
      <text:p text:style-name="P6">_Bool empty(f_deque* deque){</text:p>
      <text:p text:style-name="P6"><text:s text:c="4"/>if(deque-&gt;size == 0)</text:p>
      <text:p text:style-name="P6"><text:s text:c="8"/>return 1;</text:p>
      <text:p text:style-name="P6"><text:s text:c="4"/>else</text:p>
      <text:p text:style-name="P6"><text:s text:c="8"/>return 0;</text:p>
      <text:p text:style-name="P6">}</text:p>
      <text:p text:style-name="P6"/>
      <text:p text:style-name="P6">void push_back(f_deque* deque, double flt){</text:p>
      <text:p text:style-name="P6"><text:s text:c="4"/>node* newnode = (node*)malloc(sizeof(node));</text:p>
      <text:p text:style-name="P6"><text:s text:c="4"/>newnode-&gt;next = NULL;</text:p>
      <text:p text:style-name="P6"><text:s text:c="4"/>newnode-&gt;data = flt;</text:p>
      <text:p text:style-name="P6"><text:s text:c="4"/>if(empty(deque)){</text:p>
      <text:p text:style-name="P6"><text:s text:c="8"/>deque-&gt;head_left = newnode;</text:p>
      <text:p text:style-name="P6"><text:s text:c="8"/>deque-&gt;head_right = newnode;</text:p>
      <text:p text:style-name="P6"><text:s text:c="8"/>newnode-&gt;prev = NULL;</text:p>
      <text:p text:style-name="P6"><text:s text:c="8"/>deque-&gt;size++;</text:p>
      <text:p text:style-name="P6"><text:s text:c="8"/>return;</text:p>
      <text:p text:style-name="P6"><text:s text:c="4"/>}</text:p>
      <text:p text:style-name="P6"><text:s text:c="4"/>deque-&gt;head_right-&gt;next = newnode;</text:p>
      <text:p text:style-name="P6"><text:s text:c="4"/>newnode-&gt;prev = deque-&gt;head_right;</text:p>
      <text:p text:style-name="P6"><text:s text:c="4"/>deque-&gt;head_right = newnode;</text:p>
      <text:p text:style-name="P6"><text:s text:c="4"/>deque-&gt;size++;</text:p>
      <text:p text:style-name="P6">}</text:p>
      <text:p text:style-name="P6"/>
      <text:p text:style-name="P6">void pop_back(f_deque* deque){</text:p>
      <text:p text:style-name="P6"><text:soft-page-break/><text:s text:c="4"/>if (empty(deque)){</text:p>
      <text:p text:style-name="P6"><text:s text:c="8"/>printf("Can`t pop from back, it`s empty.\n");</text:p>
      <text:p text:style-name="P6"><text:s text:c="8"/>return;</text:p>
      <text:p text:style-name="P6"><text:s text:c="4"/>}</text:p>
      <text:p text:style-name="P6"><text:s text:c="4"/>if(deque-&gt;size == 1){</text:p>
      <text:p text:style-name="P6"><text:s text:c="8"/>free(deque-&gt;head_right);</text:p>
      <text:p text:style-name="P6"><text:s text:c="8"/>deque-&gt;head_left = NULL;</text:p>
      <text:p text:style-name="P6"><text:s text:c="8"/>deque-&gt;head_right = NULL;</text:p>
      <text:p text:style-name="P6"><text:s text:c="8"/>deque-&gt;size --;</text:p>
      <text:p text:style-name="P6"><text:s text:c="8"/>return;</text:p>
      <text:p text:style-name="P6"><text:s text:c="4"/>}</text:p>
      <text:p text:style-name="P6"><text:s text:c="4"/>node* tmp;</text:p>
      <text:p text:style-name="P6"><text:s text:c="4"/>tmp = deque-&gt;head_right-&gt;prev;</text:p>
      <text:p text:style-name="P6"><text:s text:c="4"/>deque-&gt;head_right = tmp;</text:p>
      <text:p text:style-name="P6"><text:s text:c="4"/>free(tmp-&gt;next);</text:p>
      <text:p text:style-name="P6"><text:s text:c="4"/>tmp-&gt;next = NULL;</text:p>
      <text:p text:style-name="P6"><text:s text:c="4"/>deque-&gt;size--;</text:p>
      <text:p text:style-name="P6">}</text:p>
      <text:p text:style-name="P6"/>
      <text:p text:style-name="P6">void push_front(f_deque* deque, double flt){</text:p>
      <text:p text:style-name="P6"><text:s text:c="4"/>node* newnode = (node*)malloc(sizeof(node));</text:p>
      <text:p text:style-name="P6"><text:s text:c="4"/>newnode-&gt;prev = NULL;</text:p>
      <text:p text:style-name="P6"><text:s text:c="4"/>newnode-&gt;data = flt;</text:p>
      <text:p text:style-name="P6"><text:s text:c="4"/>if(empty(deque)){</text:p>
      <text:p text:style-name="P6"><text:s text:c="8"/>deque-&gt;head_left = newnode;</text:p>
      <text:p text:style-name="P6"><text:s text:c="8"/>deque-&gt;head_right = newnode;</text:p>
      <text:p text:style-name="P6"><text:s text:c="8"/>newnode-&gt;next = NULL;</text:p>
      <text:p text:style-name="P6"><text:s text:c="8"/>deque-&gt;size++;</text:p>
      <text:p text:style-name="P6"><text:s text:c="8"/>return;</text:p>
      <text:p text:style-name="P6"><text:s text:c="4"/>}</text:p>
      <text:p text:style-name="P6"><text:s text:c="4"/>deque-&gt;head_left-&gt;prev = newnode;</text:p>
      <text:p text:style-name="P6"><text:s text:c="4"/>newnode-&gt;next = deque-&gt;head_left;</text:p>
      <text:p text:style-name="P6"><text:s text:c="4"/>deque-&gt;head_left = newnode;</text:p>
      <text:p text:style-name="P6"><text:s text:c="4"/>deque-&gt;size++;</text:p>
      <text:p text:style-name="P6">}</text:p>
      <text:p text:style-name="P6"/>
      <text:p text:style-name="P6">void pop_front(f_deque* deque){</text:p>
      <text:p text:style-name="P6"><text:s text:c="4"/>if (empty(deque)){</text:p>
      <text:p text:style-name="P6"><text:s text:c="8"/>printf("Can`t pop from front, it`s empty.\n");</text:p>
      <text:p text:style-name="P6"><text:s text:c="8"/>return;</text:p>
      <text:p text:style-name="P6"><text:s text:c="4"/>}</text:p>
      <text:p text:style-name="P6"><text:s text:c="4"/>if(deque-&gt;size == 1) {</text:p>
      <text:p text:style-name="P6"><text:s text:c="8"/>free(deque-&gt;head_right);</text:p>
      <text:p text:style-name="P6"><text:s text:c="8"/>deque-&gt;head_left = NULL;</text:p>
      <text:p text:style-name="P6"><text:s text:c="8"/>deque-&gt;head_right = NULL;</text:p>
      <text:p text:style-name="P6"><text:soft-page-break/><text:s text:c="8"/>deque-&gt;size--;</text:p>
      <text:p text:style-name="P6"><text:s text:c="8"/>return;</text:p>
      <text:p text:style-name="P6"><text:s text:c="4"/>}</text:p>
      <text:p text:style-name="P6"><text:s text:c="4"/>node* tmp;</text:p>
      <text:p text:style-name="P6"><text:s text:c="4"/>tmp = deque-&gt;head_left-&gt;next;</text:p>
      <text:p text:style-name="P6"><text:s text:c="4"/>deque-&gt;head_left = tmp;</text:p>
      <text:p text:style-name="P6"><text:s text:c="4"/>free(tmp-&gt;prev);</text:p>
      <text:p text:style-name="P6"><text:s text:c="4"/>tmp-&gt;prev = NULL;</text:p>
      <text:p text:style-name="P6"><text:s text:c="4"/>deque-&gt;size--;</text:p>
      <text:p text:style-name="P6">}</text:p>
      <text:p text:style-name="P6"/>
      <text:p text:style-name="P6">void print_node(node* node){</text:p>
      <text:p text:style-name="P6"><text:s text:c="4"/>printf("%f", node-&gt;data);</text:p>
      <text:p text:style-name="P6"><text:s text:c="4"/>if(node-&gt;next == NULL){</text:p>
      <text:p text:style-name="P6"><text:s text:c="8"/>return;</text:p>
      <text:p text:style-name="P6"><text:s text:c="4"/>}</text:p>
      <text:p text:style-name="P6"><text:s text:c="4"/>printf(", <text:s/>");</text:p>
      <text:p text:style-name="P6"><text:s text:c="4"/>print_node(node-&gt;next);</text:p>
      <text:p text:style-name="P6">}</text:p>
      <text:p text:style-name="P6"/>
      <text:p text:style-name="P6"/>
      <text:p text:style-name="P6">void print(f_deque* deque){</text:p>
      <text:p text:style-name="P6"><text:s text:c="4"/>if (empty(deque)){</text:p>
      <text:p text:style-name="P6"><text:s text:c="8"/>printf("Can`t print, it`s empty.\n");</text:p>
      <text:p text:style-name="P6"><text:s text:c="8"/>return;</text:p>
      <text:p text:style-name="P6"><text:s text:c="4"/>}</text:p>
      <text:p text:style-name="P6"><text:s text:c="4"/>print_node(deque-&gt;head_left);</text:p>
      <text:p text:style-name="P6"><text:s text:c="4"/>printf("\n");</text:p>
      <text:p text:style-name="P6">}</text:p>
      <text:p text:style-name="P6"/>
      <text:p text:style-name="P6">void destroy(f_deque* deque) {</text:p>
      <text:p text:style-name="P6"><text:s text:c="4"/>while(!empty(deque)){</text:p>
      <text:p text:style-name="P6"><text:s text:c="8"/>pop_back(deque);</text:p>
      <text:p text:style-name="P6"><text:s text:c="4"/>}</text:p>
      <text:p text:style-name="P6"><text:s text:c="4"/>free(deque);</text:p>
      <text:p text:style-name="P6">}</text:p>
      <text:p text:style-name="P6"/>
      <text:p text:style-name="P6"/>
      <text:p text:style-name="P15">2.2 compile_linking_test.c</text:p>
      <text:p text:style-name="P15"/>
      <text:p text:style-name="P6">#include "f_deque.h"</text:p>
      <text:p text:style-name="P6"/>
      <text:p text:style-name="P6">extern f_deque* create();</text:p>
      <text:p text:style-name="P6">extern void push_back(f_deque* deque, double flt);</text:p>
      <text:p text:style-name="P6"><text:soft-page-break/>extern void pop_back(f_deque* deque);</text:p>
      <text:p text:style-name="P6">extern void push_front(f_deque* deque, double flt);</text:p>
      <text:p text:style-name="P6">extern void pop_front(f_deque* deque);</text:p>
      <text:p text:style-name="P6">extern void print(f_deque* deque);</text:p>
      <text:p text:style-name="P6">extern void destroy(f_deque* deque);</text:p>
      <text:p text:style-name="P6"/>
      <text:p text:style-name="P6">int main() {</text:p>
      <text:p text:style-name="P6"><text:s text:c="4"/>f_deque* deque = create();</text:p>
      <text:p text:style-name="P6"><text:s text:c="4"/>pop_back(deque);</text:p>
      <text:p text:style-name="P6"><text:s text:c="4"/>pop_front(deque);</text:p>
      <text:p text:style-name="P6"><text:s text:c="4"/>print(deque);</text:p>
      <text:p text:style-name="P6"><text:s text:c="4"/>push_back(deque, 12.34);</text:p>
      <text:p text:style-name="P6"><text:s text:c="4"/>print(deque);</text:p>
      <text:p text:style-name="P6"><text:s text:c="4"/>pop_front(deque);</text:p>
      <text:p text:style-name="P6"><text:s text:c="4"/>push_front(deque, 12.34);</text:p>
      <text:p text:style-name="P6"><text:s text:c="4"/>print(deque);</text:p>
      <text:p text:style-name="P6"><text:s text:c="4"/>push_back(deque, 56.78);</text:p>
      <text:p text:style-name="P6"><text:s text:c="4"/>push_front(deque, 90.12);</text:p>
      <text:p text:style-name="P6"><text:s text:c="4"/>print(deque);</text:p>
      <text:p text:style-name="P6"><text:s text:c="4"/>pop_front(deque);</text:p>
      <text:p text:style-name="P6"><text:s text:c="4"/>pop_back(deque);</text:p>
      <text:p text:style-name="P6"><text:s text:c="4"/>print(deque);</text:p>
      <text:p text:style-name="P6"><text:s text:c="4"/>pop_back(deque);</text:p>
      <text:p text:style-name="P6"><text:s text:c="4"/>print(deque);</text:p>
      <text:p text:style-name="P6"><text:s text:c="4"/>destroy(deque);</text:p>
      <text:p text:style-name="P6"><text:s text:c="4"/>return 0;</text:p>
      <text:p text:style-name="P6">}</text:p>
      <text:p text:style-name="P6"/>
      <text:p text:style-name="P6"/>
      <text:p text:style-name="P6"/>
      <text:p text:style-name="P16">2.3 runtime_test.c</text:p>
      <text:p text:style-name="P16"/>
      <text:p text:style-name="P7">#include &lt;stdio.h&gt;</text:p>
      <text:p text:style-name="P7">#include &lt;dlfcn.h&gt;</text:p>
      <text:p text:style-name="P7">#include "f_deque.h"</text:p>
      <text:p text:style-name="P7"/>
      <text:p text:style-name="P7">/*=================================compile-hints======================================================//</text:p>
      <text:p text:style-name="P7"><text:s/>* <text:s/>gcc -fPIC -c f_deque.c <text:s/>// -fPIC позволяет создавать независимый от размещения в оперативной памяти код</text:p>
      <text:p text:style-name="P7"><text:s/>* <text:s/>gcc -shared f_deque.o -o f_deque.so</text:p>
      <text:p text:style-name="P7"><text:s/>* <text:s/>gcc runtime_test.c -o runtime -ldl</text:p>
      <text:p text:style-name="P7"><text:s/>*</text:p>
      <text:p text:style-name="P7"><text:soft-page-break/><text:s/>*===================================================================================================*/</text:p>
      <text:p text:style-name="P7"/>
      <text:p text:style-name="P7">int main(){</text:p>
      <text:p text:style-name="P7"><text:s text:c="4"/>void *lib = dlopen("./f_deque.so", RTLD_LAZY); // <text:span text:style-name="T23">флаг разрешает использование неопределенных символов, в виде кода, содержащегося в исполняемой динамической библиотеке</text:span></text:p>
      <text:p text:style-name="P7"><text:s text:c="4"/>if (!lib) {</text:p>
      <text:p text:style-name="P7"><text:s text:c="8"/>printf("dlopen error\n");</text:p>
      <text:p text:style-name="P7"><text:s text:c="8"/>return -1;</text:p>
      <text:p text:style-name="P7"><text:s text:c="4"/>}</text:p>
      <text:p text:style-name="P7"/>
      <text:p text:style-name="P7"><text:s text:c="4"/>f_deque*(*create)() = dlsym(lib, "create");</text:p>
      <text:p text:style-name="P7"><text:s text:c="4"/>_Bool(*empty)(f_deque* deque) = dlsym(lib, "empty");</text:p>
      <text:p text:style-name="P7"><text:s text:c="4"/>void(*push_back)(f_deque* deque, double flt) = dlsym(lib, "push_back");</text:p>
      <text:p text:style-name="P7"><text:s text:c="4"/>void(*pop_back)(f_deque* deque) = dlsym(lib, "pop_back");</text:p>
      <text:p text:style-name="P7"><text:s text:c="4"/>void(*push_front)(f_deque* deque, double flt) = dlsym(lib, "push_front");</text:p>
      <text:p text:style-name="P7"><text:s text:c="4"/>void(*pop_front)(f_deque* deque) = dlsym(lib, "pop_front");</text:p>
      <text:p text:style-name="P7"><text:s text:c="4"/>void(*print)(f_deque* deque) = dlsym(lib, "print");</text:p>
      <text:p text:style-name="P7"><text:s text:c="4"/>void(*destroy)(f_deque* deque) = dlsym(lib, "destroy");</text:p>
      <text:p text:style-name="P7"><text:s text:c="4"/>if(create == NULL || empty == NULL || push_back == NULL || pop_back == NULL ||</text:p>
      <text:p text:style-name="P7"><text:s text:c="7"/>push_front == NULL || pop_front == NULL || print == NULL || destroy == NULL) {</text:p>
      <text:p text:style-name="P7"><text:s text:c="8"/>printf("dlsym error\n");</text:p>
      <text:p text:style-name="P7"><text:s text:c="8"/>return -1;</text:p>
      <text:p text:style-name="P7"><text:s text:c="4"/>}</text:p>
      <text:p text:style-name="P7"/>
      <text:p text:style-name="P7"><text:s text:c="4"/>f_deque* deque = (create)();</text:p>
      <text:p text:style-name="P7"><text:s text:c="4"/>(*pop_back)(deque);</text:p>
      <text:p text:style-name="P7"><text:s text:c="4"/>(*pop_front)(deque);</text:p>
      <text:p text:style-name="P7"><text:s text:c="4"/>(*print)(deque);</text:p>
      <text:p text:style-name="P7"><text:s text:c="4"/>(*push_back)(deque, 12.34);</text:p>
      <text:p text:style-name="P7"><text:s text:c="4"/>(*print)(deque);</text:p>
      <text:p text:style-name="P7"><text:s text:c="4"/>(*pop_front)(deque);</text:p>
      <text:p text:style-name="P7"><text:s text:c="4"/>(*push_front)(deque, 12.34);</text:p>
      <text:p text:style-name="P7"><text:s text:c="4"/>(*print)(deque);</text:p>
      <text:p text:style-name="P7"><text:s text:c="4"/>(*push_back)(deque, 56.78);</text:p>
      <text:p text:style-name="P7"><text:s text:c="4"/>(*push_front)(deque, 90.12);</text:p>
      <text:p text:style-name="P7"><text:s text:c="4"/>(*print)(deque);</text:p>
      <text:p text:style-name="P7"><text:s text:c="4"/>(*pop_front)(deque);</text:p>
      <text:p text:style-name="P7"><text:s text:c="4"/>(*pop_back)(deque);</text:p>
      <text:p text:style-name="P7"><text:s text:c="4"/>(*print)(deque);</text:p>
      <text:p text:style-name="P7"><text:s text:c="4"/>(*pop_back)(deque);</text:p>
      <text:p text:style-name="P7"><text:soft-page-break/><text:s text:c="4"/>(*print)(deque);</text:p>
      <text:p text:style-name="P7"><text:s text:c="4"/>(*destroy)(deque);</text:p>
      <text:p text:style-name="P7"/>
      <text:p text:style-name="P7"><text:s text:c="4"/>dlclose(lib);</text:p>
      <text:p text:style-name="P7"><text:s text:c="4"/>return 0;</text:p>
      <text:p text:style-name="P7">}</text:p>
      <text:p text:style-name="P14"/>
      <text:p text:style-name="P14"/>
      <text:p text:style-name="P14"><text:span text:style-name="T9">3</text:span>. <text:span text:style-name="T9">Протокол работы программы</text:span></text:p>
      <text:p text:style-name="P4"/>
      <text:p text:style-name="P20"/>
      <text:p text:style-name="P20">masha@masha-VirtualBox:~/2kurs/OS/os_05$ ./runtime</text:p>
      <text:p text:style-name="P20">Can`t pop from back, it`s empty.</text:p>
      <text:p text:style-name="P20">Can`t pop from front, it`s empty.</text:p>
      <text:p text:style-name="P20">Can`t print, it`s empty.</text:p>
      <text:p text:style-name="P20">12.340000</text:p>
      <text:p text:style-name="P20">12.340000</text:p>
      <text:p text:style-name="P20">90.120000, <text:s/>12.340000, <text:s/>56.780000</text:p>
      <text:p text:style-name="P20">12.340000</text:p>
      <text:p text:style-name="P20">Can`t print, it`s empty.</text:p>
      <text:p text:style-name="P20">masha@masha-VirtualBox:~/2kurs/OS/os_05$ gcc compile_linking_test.c f_deque.c -o compil</text:p>
      <text:p text:style-name="P20">masha@masha-VirtualBox:~/2kurs/OS/os_05$ ./compil</text:p>
      <text:p text:style-name="P20">Can`t pop from back, it`s empty.</text:p>
      <text:p text:style-name="P20">Can`t pop from front, it`s empty.</text:p>
      <text:p text:style-name="P20">Can`t print, it`s empty.</text:p>
      <text:p text:style-name="P20">12.340000</text:p>
      <text:p text:style-name="P20">12.340000</text:p>
      <text:p text:style-name="P20">90.120000, <text:s/>12.340000, <text:s/>56.780000</text:p>
      <text:p text:style-name="P20">12.340000</text:p>
      <text:p text:style-name="P20">Can`t print, it`s empty.</text:p>
      <text:p text:style-name="P20">masha@masha-VirtualBox:~/2kurs/OS/os_05$ </text:p>
      <text:p text:style-name="P22"/>
      <text:p text:style-name="P14"><text:span text:style-name="T16">4</text:span>. Объяснение работы программы</text:p>
      <text:p text:style-name="P3"><text:tab/><text:span text:style-name="T20">Подключение библиотеки на этапе компиляции: в коде программы библиотека <text:s/>подключается через хэдер, а также перечисляются все необходимые функции с ключом extern для ускорения компиляции.</text:span></text:p>
      <text:p text:style-name="P8"><text:span text:style-name="T17"><text:tab/></text:span><text:span text:style-name="T19">П</text:span><text:span text:style-name="T18">одключени</text:span><text:span text:style-name="T19">е</text:span><text:span text:style-name="T18"> библиотеки во время работы программы. </text:span><text:span text:style-name="T19">Необходимо из файла f_deque.c сделать объектный файл, тоесть независимый от размещения в оперативной памяти код. </text:span><text:span text:style-name="T18">При помощи функции dlopen из библиотеки dlfcn.h открывается заранее подготовленный файл совместно используемой библиотеки с расширением .so (</text:span><text:span text:style-name="T7">gcc -shared f_deque.o -o f_deque.so</text:span><text:span text:style-name="T18">), затем при помощи функции dlsym подключаются все функции этой библиотеки. В случае такого подключения это будут указатели на функции из библиотеки.</text:span></text:p>
      <text:p text:style-name="P21"/>
      <text:p text:style-name="P18"><text:tab/></text:p>
      <text:p text:style-name="P14">Вывод</text:p>
      <text:p text:style-name="P3"><text:soft-page-break/><text:tab/><text:span text:style-name="T21">В ходе выполнения лабораторной работы, я узнала о различных способах подключения библиотек. Подключение совместно используемой библиотеки выглядит более эффективной в случае, когда в большой библиотеке нужны лишь некоторые функции, или когда одна библиотека используется одновременно в нескольких процессах, так как такой тип подключения позволяет подключать ее к разным программа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20-09-21T18:14:20.245016958</dc:date>
    <meta:editing-duration>PT7H39M58S</meta:editing-duration>
    <meta:editing-cycles>12</meta:editing-cycles>
    <meta:generator>LibreOffice/6.0.7.3$Linux_X86_64 LibreOffice_project/00m0$Build-3</meta:generator>
    <meta:print-date>2019-12-27T10:56:00.931546746</meta:print-date>
    <meta:document-statistic meta:table-count="1" meta:image-count="0" meta:object-count="0" meta:page-count="9" meta:paragraph-count="261" meta:word-count="866" meta:character-count="8235" meta:non-whitespace-character-count="6874"/>
  </office:meta>
</office:document-meta>
</file>